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language="en" fo:country="PH" fo:font-weight="normal"/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language="en" fo:country="PH" fo:font-weight="bold" style:font-weight-asian="bold" style:font-weight-complex="bold"/>
    </style:style>
    <style:style style:name="P4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font-weight="bold" style:font-weight-asian="bold" style:font-weight-complex="bold"/>
    </style:style>
    <style:style style:name="P5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PH" fo:font-weight="normal"/>
    </style:style>
    <style:style style:name="P6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PH" fo:font-weight="bold" style:font-weight-asian="bold" style:font-weight-complex="bold"/>
    </style:style>
    <style:style style:name="P7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8" style:family="paragraph" style:parent-style-name="Normal">
      <style:text-properties fo:color="#000000" style:font-name="Liberation Serif1" fo:font-size="12pt" fo:language="en" fo:country="PH" fo:font-weight="normal"/>
    </style:style>
    <style:style style:name="P9" style:family="paragraph" style:parent-style-name="Normal">
      <style:text-properties fo:color="#000000" style:font-name="Liberation Serif1" fo:font-size="12pt" fo:language="en" fo:country="PH" fo:font-weight="bold" style:font-weight-asian="bold" style:font-weight-complex="bold"/>
    </style:style>
    <style:style style:name="P10" style:family="paragraph" style:parent-style-name="Normal">
      <style:text-properties officeooo:rsid="00159392" officeooo:paragraph-rsid="00159392"/>
    </style:style>
    <style:style style:name="P11" style:family="paragraph" style:parent-style-name="Normal">
      <style:paragraph-properties fo:text-align="center" style:justify-single-word="false"/>
      <style:text-properties officeooo:paragraph-rsid="0017285a"/>
    </style:style>
    <style:style style:name="P12" style:family="paragraph" style:parent-style-name="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Normal">
      <style:text-properties style:text-underline-style="solid" style:text-underline-width="auto" style:text-underline-color="font-color" fo:font-weight="bold" officeooo:paragraph-rsid="0017285a" style:font-weight-asian="bold" style:font-weight-complex="bold"/>
    </style:style>
    <style:style style:name="P14" style:family="paragraph" style:parent-style-name="Normal">
      <style:text-properties style:text-underline-style="solid" style:text-underline-width="auto" style:text-underline-color="font-color" fo:font-weight="bold" officeooo:rsid="00159392" officeooo:paragraph-rsid="00159392" style:font-weight-asian="bold" style:font-weight-complex="bold"/>
    </style:style>
    <style:style style:name="P15" style:family="paragraph" style:parent-style-name="Normal">
      <style:text-properties fo:font-weight="bold" style:font-weight-asian="bold" style:font-weight-complex="bold"/>
    </style:style>
    <style:style style:name="P16" style:family="paragraph" style:parent-style-name="Normal">
      <style:text-properties fo:font-weight="bold" officeooo:rsid="00159392" officeooo:paragraph-rsid="00159392" style:font-weight-asian="bold" style:font-weight-complex="bold"/>
    </style:style>
    <style:style style:name="P17" style:family="paragraph" style:parent-style-name="Normal">
      <style:text-properties officeooo:paragraph-rsid="0017285a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1" fo:font-size="12pt"/>
    </style:style>
    <style:style style:name="T3" style:family="text">
      <style:text-properties fo:color="#000000" style:font-name="Liberation Serif1" fo:font-size="12pt" fo:language="en" fo:country="PH"/>
    </style:style>
    <style:style style:name="T4" style:family="text">
      <style:text-properties fo:color="#000000" style:font-name="Liberation Serif1" fo:font-size="12pt" fo:language="en" fo:country="PH" fo:font-weight="normal"/>
    </style:style>
    <style:style style:name="T5" style:family="text">
      <style:text-properties fo:color="#000000" style:font-name="Liberation Serif1" fo:font-size="12pt" fo:language="en" fo:country="PH" fo:font-weight="bold" style:font-weight-asian="bold" style:font-weight-complex="bold"/>
    </style:style>
    <style:style style:name="T6" style:family="text">
      <style:text-properties style:font-name="Liberation Serif1" fo:font-size="12pt" fo:language="en" fo:country="PH"/>
    </style:style>
    <style:style style:name="T7" style:family="text">
      <style:text-properties style:font-name="Liberation Serif1" fo:font-size="12pt" fo:language="en" fo:country="PH" fo:font-weight="normal"/>
    </style:style>
    <style:style style:name="T8" style:family="text">
      <style:text-properties style:font-name="Liberation Serif1" fo:font-size="12pt" fo:language="en" fo:country="PH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285a" style:font-weight-asian="bold" style:font-weight-complex="bold"/>
    </style:style>
    <style:style style:name="T11" style:family="text">
      <style:text-properties officeooo:rsid="00210102"/>
    </style:style>
    <style:style style:name="T12" style:family="text">
      <style:text-properties officeooo:rsid="00213ea3"/>
    </style:style>
    <style:style style:name="T13" style:family="text">
      <style:text-properties officeooo:rsid="00224b6e"/>
    </style:style>
    <style:style style:name="T14" style:family="text">
      <style:text-properties officeooo:rsid="0023231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1"><text:span text:style-name="T9">CSC 18 </text:span><text:span text:style-name="T10">S</text:span><text:span text:style-name="T9">eries </text:span><text:span text:style-name="T10">P</text:span><text:span text:style-name="T9">rojec</text:span><text:span text:style-name="T10">t</text:span></text:p>
        <text:p text:style-name="P11"><text:span text:style-name="T10">My Ramdam</text:span><text:tab/></text:p>
        <text:p text:style-name="Normal"/>
        <text:p text:style-name="P12">Charter session:</text:p>
        <text:p text:style-name="Normal"/>
        <text:p text:style-name="Normal"/>
        <text:p text:style-name="P12">Vision:</text:p>
        <text:p text:style-name="Normal">Enable my. Eskwela users to express their feelings on certain data items existing in my.Eskwela</text:p>
        <text:p text:style-name="Normal"/>
        <text:p text:style-name="Normal"/>
        <text:p text:style-name="P12">Mission:</text:p>
        <text:p text:style-name="Normal">Create another module in my.Eskwela</text:p>
        <text:p text:style-name="Normal"/>
        <text:p text:style-name="Normal"/>
        <text:p text:style-name="P12">Scope:</text:p>
        <text:p text:style-name="Normal">The feelings are only limited to the four basic feelings (happy, sad, angry, surprised)</text:p>
        <text:p text:style-name="Normal">General report feelings are based on the four basic feelings.</text:p>
        <text:p text:style-name="Normal">The feeling is shared only on Facebook.</text:p>
        <text:p text:style-name="Normal">The user cannot change feeling but can add feeling.</text:p>
        <text:p text:style-name="Normal"/>
        <text:p text:style-name="Normal"/>
        <text:p text:style-name="P12">Deliverables:</text:p>
        <text:p text:style-name="Normal">feeling rate, anonymous comments</text:p>
        <text:p text:style-name="Normal"/>
        <text:p text:style-name="Normal"/>
        <text:p text:style-name="P12">Principles:</text:p>
        <text:p text:style-name="Normal">The users convenience is our top priority.</text:p>
        <text:p text:style-name="Normal"/>
        <text:p text:style-name="Normal"/>
        <text:p text:style-name="P13">Features:</text:p>
        <text:p text:style-name="P15">1.) “Feel” Item</text:p>
        <text:p text:style-name="Normal"><text:tab/>Allows a person to express his/her feeling on a data item. A person when rating somebody else should be anonymous.</text:p>
        <text:p text:style-name="P15">2.) Share “Feeling”</text:p>
        <text:p text:style-name="Normal"><text:tab/>Allows a person to share the “Feel” rating of a data item.</text:p>
        <text:p text:style-name="P15">3.) Reports of “Feeling”</text:p>
        <text:p text:style-name="Normal"><text:tab/>Daily, Weekly, Monthly reports of “Feel” rating</text:p>
        <text:p text:style-name="P15">4.) Anonymous Comments</text:p>
        <text:p text:style-name="Normal"><text:tab/>Allow anonymous comments to a person</text:p>
        <text:p text:style-name="P15">5.) “Feel” Item Rating</text:p>
        <text:p text:style-name="Normal"><text:tab/>Display the “feel” rating of an item.</text:p>
        <text:p text:style-name="P15">6.) Customize “Feel” Item</text:p>
        <text:p text:style-name="Normal"><text:tab/>Allow a person to add a customized “feel”.</text:p>
        <text:p text:style-name="Normal"/>
        <text:p text:style-name="Normal"/>
        <text:p text:style-name="P12">Acceptance Criteria (Feature):</text:p>
        <text:p text:style-name="P15">1.) “Feel” Item</text:p>
        <text:p text:style-name="Normal">- make sure that the user and data item exists and his/her feeling is recorded</text:p>
        <text:p text:style-name="Normal"/>
        <text:p text:style-name="P15"><text:soft-page-break/>2.) Share “Feeling”</text:p>
        <text:p text:style-name="Normal"><text:tab/>- make sure the user has inputted a feeling for a data item and the feeling is shared</text:p>
        <text:p text:style-name="P15">3.) Reports of “Feeling”</text:p>
        <text:p text:style-name="Normal"><text:tab/>- make sure that there is a recorded feeling in that data item and then displays general daily, weekly, monthly “feel” rate</text:p>
        <text:p text:style-name="P15">4.) Anonymous Comments</text:p>
        <text:p text:style-name="Normal"><text:tab/>- make sure that the has entered to an anonymous “mode” and their comment will be posted without any of the users identification</text:p>
        <text:p text:style-name="P15">5.) “Feel” Item Rating</text:p>
        <text:p text:style-name="Normal"><text:tab/>- make sure that the data item exist and there has been a recorded “feel” on that item and the </text:p>
        <text:p text:style-name="P17">6.) <text:span text:style-name="T9">“</text:span><text:span text:style-name="T10">F</text:span><text:span text:style-name="T9">eel” </text:span><text:span text:style-name="T10">R</text:span><text:span text:style-name="T9">ating of the </text:span><text:span text:style-name="T10">I</text:span><text:span text:style-name="T9">tem</text:span></text:p>
        <text:p text:style-name="P17"><text:tab/>- <text:span text:style-name="T4">make sure that the user and data item exists and his/her newly added customized feeling is recorded</text:span></text:p>
        <text:p text:style-name="Normal"/>
        <text:p text:style-name="Normal"/>
        <text:p text:style-name="P12">User Story:</text:p>
        <text:p text:style-name="Normal">- As a user, I want to choose a particular feeling so that I can express my feelings on a certain data item.</text:p>
        <text:p text:style-name="Normal">- As a user, I want to comment to a person so that I can show my impression towards that person</text:p>
        <text:p text:style-name="Normal">- As a user, I want to view the “feel” rating of an item so that I can know the “feel” rating of other people towards that data item</text:p>
        <text:p text:style-name="Normal">- As a user, I want to share my “feel” rating of an item so that other users will know my feeling toward that item</text:p>
        <text:p text:style-name="Normal">- As a user, I want to customize my own feeling so that I could clearly express what I feel.</text:p>
        <text:p text:style-name="Normal">- As a user, I want to view my general report of my feeling so that I want to view my past feelings.</text:p>
        <text:p text:style-name="Normal">- As a user, I want to edit the comment.</text:p>
        <text:p text:style-name="Normal">- As a user, I want to delete the comment.</text:p>
        <text:p text:style-name="Normal"/>
        <text:p text:style-name="Normal"/>
        <text:p text:style-name="P12">Use Case:</text:p>
        <text:p text:style-name="Normal"><text:span text:style-name="T9">Name: </text:span>Express Feeling</text:p>
        <text:p text:style-name="Normal"><text:span text:style-name="T9">Description: </text:span>Allows a user to convey their feeling </text:p>
        <text:p text:style-name="Normal"><text:span text:style-name="T9">Actor: </text:span>User</text:p>
        <text:p text:style-name="Normal"><text:span text:style-name="T9">Pre-Conditions: </text:span>User has identification</text:p>
        <text:p text:style-name="Normal"><text:span text:style-name="T9">Post-Conditions: </text:span>The person has successfully expressed their feeling and the user’s feeling is recorded</text:p>
        <text:p text:style-name="P15">Main Course:</text:p>
        <text:p text:style-name="Normal"><text:span text:style-name="T9">1.) </text:span>Show feelings to the user</text:p>
        <text:p text:style-name="Normal"><text:span text:style-name="T9">2.)</text:span> User chooses a feeling from the four basic feelings</text:p>
        <text:p text:style-name="Normal"><text:span text:style-name="T9">3.) </text:span>Feeling is recorded<text:tab/></text:p>
        <text:p text:style-name="Normal"><text:tab/><text:span text:style-name="T9">Exception(s):</text:span></text:p>
        <text:p text:style-name="Normal"><text:tab/><text:tab/><text:span text:style-name="T9">2a.)</text:span> Expired session</text:p>
        <text:p text:style-name="Normal"><text:tab/><text:tab/><text:tab/>Verify user identification again</text:p>
        <text:p text:style-name="Normal"/>
        <text:p text:style-name="P8"><text:span text:style-name="T9">Name:</text:span> Share “Feeling"</text:p>
        <text:p text:style-name="P5"><text:span text:style-name="T9">Description:</text:span> Allows a user to share their feelings </text:p>
        <text:p text:style-name="P5"><text:span text:style-name="T9">Actor: </text:span>User</text:p>
        <text:p text:style-name="P5"><text:span text:style-name="T9">Pre-Conditions: </text:span>User has identification and he/she has a recorded feeling</text:p>
        <text:p text:style-name="P5"><text:span text:style-name="T9">Post-Conditions:</text:span> Their feeling is successfully shared</text:p>
        <text:p text:style-name="P6">Main Course:</text:p>
        <text:p text:style-name="P5"><text:span text:style-name="T9">1.) </text:span>The user clicks share button</text:p>
        <text:p text:style-name="P5"><text:soft-page-break/><text:span text:style-name="T9">2.) </text:span>The feeling is publicly shared in feelings</text:p>
        <text:p text:style-name="P1"><text:span text:style-name="T7"><text:tab/></text:span><text:span text:style-name="T5">Exception(s):</text:span></text:p>
        <text:p text:style-name="P2"><text:tab/><text:tab/><text:span text:style-name="T9">1a.) </text:span>If user is not log-in to Facebook</text:p>
        <text:p text:style-name="P2"><text:tab/><text:tab/><text:tab/>The user needs to log-in to Facebook</text:p>
        <text:p text:style-name="P1"><text:span text:style-name="T4"><text:tab/></text:span><text:span text:style-name="T8">Alternatives(s):</text:span></text:p>
        <text:p text:style-name="P5"><text:tab/><text:tab/><text:span text:style-name="T9">1b.) </text:span>If connection is disconnected </text:p>
        <text:p text:style-name="P5"><text:tab/><text:tab/><text:tab/>The user cannot post their feeling.</text:p>
        <text:p text:style-name="P8"/>
        <text:p text:style-name="P8"/>
        <text:p text:style-name="P9">Name: “Feeling” Reports</text:p>
        <text:p text:style-name="P5"><text:span text:style-name="T9">Description:</text:span> Allows a user to view their general daily, weekly, monthly feelings report </text:p>
        <text:p text:style-name="P5"><text:span text:style-name="T9">Actor: </text:span>User</text:p>
        <text:p text:style-name="P5"><text:span text:style-name="T9">Pre-Conditions: </text:span>Past “feelings” are recorded</text:p>
        <text:p text:style-name="P5"><text:span text:style-name="T9">Post-Conditions:</text:span> The general daily, weekly, monthly is displayed.</text:p>
        <text:p text:style-name="P6">Main Course:</text:p>
        <text:p text:style-name="P5"><text:span text:style-name="T9">1.) </text:span>The user visits their account.</text:p>
        <text:p text:style-name="P5"><text:span text:style-name="T9">2.) </text:span>The user is able to view his “feeling” reports.</text:p>
        <text:p text:style-name="P1"><text:span text:style-name="T7"><text:tab/></text:span><text:span text:style-name="T5">Exception(s):</text:span></text:p>
        <text:p text:style-name="P2"><text:tab/><text:tab/><text:span text:style-name="T9">1a.) </text:span>No “feel” rating yesterday</text:p>
        <text:p text:style-name="P2"><text:tab/><text:tab/><text:tab/>The user is able to see “No feelings yesterday”.</text:p>
        <text:p text:style-name="P1"/>
        <text:p text:style-name="P3">Name: Comment Anonymously</text:p>
        <text:p text:style-name="P5"><text:span text:style-name="T9">Description: </text:span>Allows a user to comment anonymously </text:p>
        <text:p text:style-name="P5"><text:span text:style-name="T9">Actor: </text:span>User</text:p>
        <text:p text:style-name="P5"><text:span text:style-name="T9">Pre-Conditions: </text:span>User is in anonymous method and the person to be commented exists.</text:p>
        <text:p text:style-name="P5"><text:span text:style-name="T9">Post-Conditions:</text:span> The user is able to comment to a person anonymously.</text:p>
        <text:p text:style-name="P6">Main Course:</text:p>
        <text:p text:style-name="P5"><text:span text:style-name="T9">1.) </text:span>The user inputs comment</text:p>
        <text:p text:style-name="P5"><text:span text:style-name="T9">2.) </text:span>The user chooses to be anonymous</text:p>
        <text:p text:style-name="P5"><text:span text:style-name="T9">3.) </text:span>The user posts the comment</text:p>
        <text:p text:style-name="P5"><text:span text:style-name="T9">4.) </text:span>The comment is saved and posted</text:p>
        <text:p text:style-name="P7"><text:span text:style-name="T6"><text:tab/></text:span><text:span text:style-name="T3">Exception(s):</text:span></text:p>
        <text:p text:style-name="P2"><text:tab/><text:tab/><text:span text:style-name="T9">1a.)</text:span> Session expires</text:p>
        <text:p text:style-name="P2"><text:tab/><text:tab/><text:tab/>Verify user identification again</text:p>
        <text:p text:style-name="P7"><text:span text:style-name="T3"><text:tab/></text:span><text:span text:style-name="T2">Alternatives(s):</text:span></text:p>
        <text:p text:style-name="P5"><text:tab/><text:tab/><text:span text:style-name="T9">1b.)</text:span> If connection is disconnected </text:p>
        <text:p text:style-name="P5"><text:tab/><text:tab/><text:tab/>The user cannot comment to a person.<text:span text:style-name="T1"><text:tab/></text:span></text:p>
        <text:p text:style-name="P1"/>
        <text:p text:style-name="P3">Name: “Feel” Rate</text:p>
        <text:p text:style-name="P5"><text:span text:style-name="T9">Description: </text:span>Display “feel” rate of a data item </text:p>
        <text:p text:style-name="P5"><text:span text:style-name="T9">Actor: </text:span>User</text:p>
        <text:p text:style-name="P5"><text:span text:style-name="T9">Pre-Conditions:</text:span> The item has ratings.</text:p>
        <text:p text:style-name="P5"><text:span text:style-name="T9">Post-Conditions: </text:span>The rating for the item are displayed</text:p>
        <text:p text:style-name="P6">Main Course:</text:p>
        <text:p text:style-name="P5"><text:span text:style-name="T9">1.)</text:span> Displays the rating</text:p>
        <text:p text:style-name="P7"><text:span text:style-name="T6"><text:tab/></text:span><text:span text:style-name="T3">Exception(s):</text:span></text:p>
        <text:p text:style-name="P2"><text:tab/><text:tab/><text:span text:style-name="T9">1a.) </text:span>No feeling added for this item.</text:p>
        <text:p text:style-name="P5"><text:tab/><text:tab/><text:tab/>No feeling <text:s/>rating displayed.</text:p>
        <text:p text:style-name="P1"/>
        <text:p text:style-name="P3"><text:soft-page-break/>Name: Customized “Feeling"</text:p>
        <text:p text:style-name="P5"><text:span text:style-name="T9">Description: </text:span>Allows a user to create a customized “feel” item. </text:p>
        <text:p text:style-name="P5"><text:span text:style-name="T9">Actor:</text:span> User</text:p>
        <text:p text:style-name="P5"><text:span text:style-name="T9">Pre-Conditions: </text:span>User has identification</text:p>
        <text:p text:style-name="P5"><text:span text:style-name="T9">Post-Conditions:</text:span> The user is able to create a customized “feel".</text:p>
        <text:p text:style-name="P6">Main Course:</text:p>
        <text:p text:style-name="P5"><text:span text:style-name="T9">1.) </text:span>The user creates a customized feeling</text:p>
        <text:p text:style-name="P5"><text:span text:style-name="T9">2.) </text:span>The user chooses which category their feeling leans among the four basic feelings</text:p>
        <text:p text:style-name="P3"><text:tab/>Exception(s):</text:p>
        <text:p text:style-name="P2"><text:tab/><text:tab/><text:span text:style-name="T9">1a.)</text:span> Session expires</text:p>
        <text:p text:style-name="P5"><text:tab/><text:tab/><text:tab/>Verify user identification again</text:p>
        <text:p text:style-name="P5"><text:tab/><text:tab/><text:span text:style-name="T9">1b.) </text:span>User did not choose category</text:p>
        <text:p text:style-name="P5"><text:tab/><text:tab/><text:tab/>Post button is disabled</text:p>
        <text:p text:style-name="P2"><text:tab/></text:p>
        <text:p text:style-name="P2"/>
        <text:p text:style-name="P9">Name: Edit Comment</text:p>
        <text:p text:style-name="P5"><text:span text:style-name="T9">Description: </text:span>Allows a user to edit a comment. </text:p>
        <text:p text:style-name="P5"><text:span text:style-name="T9">Actor:</text:span> User</text:p>
        <text:p text:style-name="P5"><text:span text:style-name="T9">Pre-Conditions: </text:span>A comment of the user has already exists</text:p>
        <text:p text:style-name="P5"><text:span text:style-name="T9">Post-Conditions: </text:span>Successfully edited the comment.</text:p>
        <text:p text:style-name="P6">Main Course:</text:p>
        <text:p text:style-name="P5"><text:span text:style-name="T9">1.)</text:span> The user edits the comment</text:p>
        <text:p text:style-name="P5"><text:span text:style-name="T9">2.) </text:span>The comment is saved and updated</text:p>
        <text:p text:style-name="P6"><text:tab/>Exception(s):</text:p>
        <text:p text:style-name="P5"><text:tab/><text:tab/><text:span text:style-name="T9">1a.) </text:span>Session expires</text:p>
        <text:p text:style-name="P5"><text:tab/><text:tab/><text:tab/>Verify user identification again</text:p>
        <text:p text:style-name="P7"><text:span text:style-name="T6"><text:tab/><text:tab/></text:span><text:span text:style-name="T3">Alternatives(s):</text:span></text:p>
        <text:p text:style-name="P5"><text:tab/><text:tab/><text:span text:style-name="T9">1b.) </text:span>If connection is disconnected </text:p>
        <text:p text:style-name="P5"><text:tab/><text:tab/><text:tab/>The user cannot edit his/her comment to a person.</text:p>
        <text:p text:style-name="P2"><text:tab/></text:p>
        <text:p text:style-name="P8"/>
        <text:p text:style-name="P9">Name: Delete Comment</text:p>
        <text:p text:style-name="P5"><text:span text:style-name="T9">Description: </text:span>Allows a user to create a customized “feel” item. </text:p>
        <text:p text:style-name="P5"><text:span text:style-name="T9">Actor: </text:span>User</text:p>
        <text:p text:style-name="P5"><text:span text:style-name="T9">Pre-Conditions:</text:span> A comment of the user already exists.</text:p>
        <text:p text:style-name="P5"><text:span text:style-name="T9">Post-Conditions: </text:span>Successfully deleted the comment.</text:p>
        <text:p text:style-name="P6">Main Course:</text:p>
        <text:p text:style-name="P5"><text:span text:style-name="T9">1.) </text:span>The comment is deleted</text:p>
        <text:p text:style-name="P5"><text:span text:style-name="T9">2.) </text:span>The comment is deleted comment section is updated</text:p>
        <text:p text:style-name="P6"><text:tab/>Exception(s):</text:p>
        <text:p text:style-name="P5"><text:tab/><text:tab/><text:span text:style-name="T9">1a.) </text:span>Session expires</text:p>
        <text:p text:style-name="P5"><text:tab/><text:tab/><text:tab/>Verify user identification again</text:p>
        <text:p text:style-name="P4"><text:span text:style-name="T6"><text:tab/></text:span><text:span text:style-name="T3">Alternatives(s):</text:span></text:p>
        <text:p text:style-name="P5"><text:tab/><text:tab/><text:span text:style-name="T9">1b.) </text:span>If connection is disconnected </text:p>
        <text:p text:style-name="P5"><text:tab/><text:tab/><text:tab/>The user cannot delete a comment.</text:p>
        <text:p text:style-name="P5"><text:tab/><text:tab/></text:p>
        <text:p text:style-name="P8"/>
        <text:p text:style-name="Normal"><text:tab/></text:p>
        <text:p text:style-name="Normal"/>
        <text:p text:style-name="P14"><text:soft-page-break/>Database Planning:</text:p>
        <text:p text:style-name="P16">1.) Relations</text:p>
        <text:p text:style-name="P10">- Feelings (feel_id <text:span text:style-name="T14">serial</text:span>, feel_name text)</text:p>
        <text:p text:style-name="P10">- Comment(comment_id serial, user_id_fk char(10), comment_msg text, mode boolean)</text:p>
        <text:p text:style-name="P10">- Customized_feel(cfeel_id serial, cfeel_name text, feel_id_fk int)</text:p>
        <text:p text:style-name="P10">- User_Feeling(ufeel_id serial, feel_id_fk int, user_id_fk char(10), cfeel_id_fk int, ufeel_date <text:span text:style-name="T13">text,</text:span> item_id_fk char(10))</text:p>
        <text:p text:style-name="P10">-<text:span text:style-name="T13">Rate_Count(item_id_fk char(10), r_happy int, r_sad int, r_angry int, r_surprised int)</text:span></text:p>
        <text:p text:style-name="P10">-<text:span text:style-name="T11">DailyLog(day int, month int, d_happy int, d_sad int, d_angry int, d_surprised int)</text:span></text:p>
        <text:p text:style-name="P10">-<text:span text:style-name="T12">WeeklyLog(week int, w_happy int, w_sad int, w_angry int, w_surprised int)</text:span></text:p>
        <text:p text:style-name="P10">- <text:span text:style-name="T12">MonthlyLog(month int, m_happy int, m_sad int, m_angry int, m_surprised in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meta:creation-date>2014-11-29T13:28:26.101298857</meta:creation-date>
    <dc:date>2015-01-05T20:14:22.470613807</dc:date>
    <meta:editing-duration>PT45M25S</meta:editing-duration>
    <meta:editing-cycles>12</meta:editing-cycles>
    <meta:document-statistic meta:table-count="0" meta:image-count="0" meta:object-count="0" meta:page-count="5" meta:paragraph-count="170" meta:word-count="1080" meta:character-count="6711" meta:non-whitespace-character-count="5686"/>
  </office:meta>
</office:document-meta>
</file>